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600000116988F2001E06FA336.png" manifest:media-type="image/png"/>
  <manifest:file-entry manifest:full-path="Pictures/10000000000002DF000000C6A98ED65B5828FAA2.png" manifest:media-type="image/png"/>
  <manifest:file-entry manifest:full-path="Pictures/10000000000003350000022F6D28A13899EE4944.png" manifest:media-type="image/png"/>
  <manifest:file-entry manifest:full-path="Pictures/100000000000034D00000200ABFCD63836901C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d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o avanzado de Git</text:h>
      <text:p text:style-name="Text_20_body"><draw:frame draw:style-name="fr2" draw:name="Imagen1" text:anchor-type="char" svg:x="-0.065cm" svg:y="0.455cm" svg:width="13.43cm" svg:height="8.137cm" draw:z-index="0"><draw:image xlink:href="Pictures/100000000000034D00000200ABFCD63836901C5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2" text:anchor-type="char" svg:x="-0.074cm" svg:y="-0.009cm" svg:width="13.483cm" svg:height="9.179cm" draw:z-index="1"><draw:image xlink:href="Pictures/10000000000003350000022F6D28A13899EE494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3" text:anchor-type="char" svg:x="0cm" svg:y="0.079cm" svg:width="17cm" svg:height="5.332cm" draw:z-index="2"><draw:image xlink:href="Pictures/100000000000037600000116988F2001E06FA336.png" xlink:type="simple" xlink:show="embed" xlink:actuate="onLoad" draw:mime-type="image/png"/></draw:frame></text:p>
      <text:p text:style-name="Text_20_body"><draw:frame draw:style-name="fr1" draw:name="Imagen4" text:anchor-type="char" svg:width="17cm" svg:height="4.579cm" draw:z-index="3"><draw:image xlink:href="Pictures/10000000000002DF000000C6A98ED65B5828FA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3:15:56.440651455</meta:creation-date>
    <dc:date>2025-12-03T13:30:33.008826356</dc:date>
    <meta:editing-duration>PT14M37S</meta:editing-duration>
    <meta:editing-cycles>1</meta:editing-cycles>
    <meta:document-statistic meta:table-count="0" meta:image-count="4" meta:object-count="0" meta:page-count="2" meta:paragraph-count="1" meta:word-count="4" meta:character-count="19" meta:non-whitespace-character-count="16"/>
    <meta:generator>LibreOffice/7.4.7.2$Linux_X86_64 LibreOffice_project/40$Build-2</meta:generator>
  </office:meta>
</office:document-meta>
</file>